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Radio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RadioExtensionTag.setActionListener( javax . el . MethodExpression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Onclick( javax . el . ValueExpression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Immediate( javax . el . ValueExpression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Transition( javax . el . ValueExpression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Action( javax . el . MethodExpress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nuRadioExtensionTag.setLink( javax . el . ValueExpression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doStartTag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MenuRadio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RenderedPartially( javax . el . ValueExpression renderedParti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